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ntents" style:family="table">
      <style:table-properties style:width="3.9688in" fo:margin-left="1.5326in" table:align="left"/>
    </style:style>
    <style:style style:name="Contents.A" style:family="table-column">
      <style:table-column-properties style:column-width="1.9319in"/>
    </style:style>
    <style:style style:name="Contents.B" style:family="table-column">
      <style:table-column-properties style:column-width="2.0368in"/>
    </style:style>
    <style:style style:name="P1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fo:font-size="12pt" officeooo:rsid="001c1a1e" officeooo:paragraph-rsid="001c1a1e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20pt" fo:font-style="italic" fo:font-weight="bold" officeooo:rsid="001c1a1e" officeooo:paragraph-rsid="001c1a1e" style:font-size-asian="17.5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officeooo:rsid="001c1a1e" officeooo:paragraph-rsid="001c1a1e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c1a1e" officeooo:paragraph-rsid="001c1a1e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hysics 111 Lab Notebook</text:p>
      <text:p text:style-name="P4">Kevin Chau 23816929</text:p>
      <text:p text:style-name="P4">Lab Partner: Zander Giuffrida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Contents</text:p>
      <text:p text:style-name="P4"/>
      <table:table table:name="Contents" table:style-name="Contents">
        <table:table-column table:style-name="Contents.A"/>
        <table:table-column table:style-name="Contents.B"/>
        <table:table-row>
          <table:table-cell office:value-type="string">
            <text:p text:style-name="P2">Lab 1: Linear Circuits I</text:p>
          </table:table-cell>
          <table:table-cell office:value-type="string">
            <text:p text:style-name="P2">2</text:p>
          </table:table-cell>
        </table:table-row>
        <table:table-row>
          <table:table-cell office:value-type="string">
            <text:p text:style-name="P2">Lab 2: Linear Circuits II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Lab 3: Diodes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1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7T10:38:00.569751000</meta:creation-date>
    <dc:date>2015-02-17T10:42:23.592631000</dc:date>
    <meta:editing-duration>PT4M23S</meta:editing-duration>
    <meta:editing-cycles>1</meta:editing-cycles>
    <meta:document-statistic meta:table-count="1" meta:image-count="0" meta:object-count="0" meta:page-count="2" meta:paragraph-count="8" meta:word-count="26" meta:character-count="143" meta:non-whitespace-character-count="125"/>
    <meta:generator>LibreOffice/4.3.5.2$MacOSX_X86_64 LibreOffice_project/3a87456aaa6a95c63eea1c1b3201acedf0751bd5</meta:generator>
  </office:meta>
</office:document-meta>
</file>